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20_12-09-23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20_14-15-46_000.jpg</text:p>
          </table:table-cell>
          <table:table-cell table:style-name="ce19" office:value-type="string">
            <text:p>:i FX / detect-pattern / 上げ本数；下げ本数；上げ下げ幅；比率</text:p>
          </table:table-cell>
          <table:table-cell table:style-name="ce4"/>
          <table:table-cell table:style-name="ce4"/>
          <table:table-cell table:style-name="ce4"/>
          <table:table-cell table:style-name="ce39" table:formula="of:=IF([.E3]=&quot;&quot;;[.C3];CONCATENATE([.C3];&quot; / &quot;;[.E3]))" office:value-type="string" office:string-value=":i FX / detect-pattern / 上げ本数；下げ本数；上げ下げ幅；比率">
            <text:p>:i FX / detect-pattern / 上げ本数；下げ本数；上げ下げ幅；比率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20_14-52-02_000.jpg</text:p>
          </table:table-cell>
          <table:table-cell table:style-name="ce19" office:value-type="string">
            <text:p>:bookmemo / 読んだ本 / 『対人関係療法でなおすトラウマ・PTSD』 / 著者=水島広子</text:p>
          </table:table-cell>
          <table:table-cell table:style-name="ce3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4]=&quot;&quot;;[.C4];CONCATENATE([.C4];&quot; / &quot;;[.E4]))" office:value-type="string" office:string-value=":bookmemo / 読んだ本 / 『対人関係療法でなおすトラウマ・PTSD』 / 著者=水島広子">
            <text:p>:bookmemo / 読んだ本 / 『対人関係療法でなおすトラウマ・PTSD』 / 著者=水島広子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0_17-15-42_000.jpg</text:p>
          </table:table-cell>
          <table:table-cell table:style-name="ce19" office:value-type="string">
            <text:p>:m RES 1*1 / free# JVEMV6 37#28_26.5 / 37. miscs of miscs / 28. anim.dessin / 26. 解剖 / theme=骨格：膝,notice=~,found=+ / N~</text:p>
          </table:table-cell>
          <table:table-cell table:style-name="ce17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5]=&quot;&quot;;[.C5];CONCATENATE([.C5];&quot; / &quot;;[.E5]))" office:value-type="string" office:string-value=":m RES 1*1 / free# JVEMV6 37#28_26.5 / 37. miscs of miscs / 28. anim.dessin / 26. 解剖 / theme=骨格：膝,notice=~,found=+ / N~">
            <text:p>:m RES 1*1 / free# JVEMV6 37#28_26.5 / 37. miscs of miscs / 28. anim.dessin / 26. 解剖 / theme=骨格：膝,notice=~,found=+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0_20-49-09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20_23-22-52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20_23-37-15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20_23-44-01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21_00-17-31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21_00-34-07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21_10-21-40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/>
          <table:table-cell table:style-name="ce39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20_18-48-43_000.mp4</text:p>
          </table:table-cell>
          <table:table-cell table:style-name="ce8" office:value-type="string">
            <text:p>:VIDEO / @自室 / 記録 / jap.flute / 演奏、play / f-2020-0920-1 / genr=tips:how-to-blow:how-to-exercise,note=Bf3</text:p>
          </table:table-cell>
          <table:table-cell table:style-name="ce18"/>
          <table:table-cell table:style-name="ce4"/>
          <table:table-cell table:style-name="ce4"/>
          <table:table-cell table:style-name="ce39" table:formula="of:=IF([.E13]=&quot;&quot;;[.C13];CONCATENATE([.C13];&quot; / &quot;;[.E13]))" office:value-type="string" office:string-value=":VIDEO / @自室 / 記録 / jap.flute / 演奏、play / f-2020-0920-1 / genr=tips:how-to-blow:how-to-exercise,note=Bf3">
            <text:p>:VIDEO / @自室 / 記録 / jap.flute / 演奏、play / f-2020-0920-1 / genr=tips:how-to-blow:how-to-exercise,note=Bf3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20_18-56-15_000.mp4</text:p>
          </table:table-cell>
          <table:table-cell table:style-name="ce8" office:value-type="string">
            <text:p>:VIDEO / @自室 / 記録 / jap.flute / 演奏、play / f-2020-0920-2 / genr=tips:how-to-blow,note=Gf5:oct-2</text:p>
          </table:table-cell>
          <table:table-cell table:style-name="ce19"/>
          <table:table-cell table:style-name="ce4"/>
          <table:table-cell table:style-name="ce4"/>
          <table:table-cell table:style-name="ce39" table:formula="of:=IF([.E14]=&quot;&quot;;[.C14];CONCATENATE([.C14];&quot; / &quot;;[.E14]))" office:value-type="string" office:string-value=":VIDEO / @自室 / 記録 / jap.flute / 演奏、play / f-2020-0920-2 / genr=tips:how-to-blow,note=Gf5:oct-2">
            <text:p>:VIDEO / @自室 / 記録 / jap.flute / 演奏、play / f-2020-0920-2 / genr=tips:how-to-blow,note=Gf5:oct-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21_10-24-51_000.mid</text:p>
          </table:table-cell>
          <table:table-cell table:style-name="ce8" office:value-type="string">
            <text:p>:in-mid / app=perfect-piano / 演奏、play / id-2020-0921-1 / category=melody,inst=~,for=~</text:p>
          </table:table-cell>
          <table:table-cell table:style-name="ce17"/>
          <table:table-cell table:style-name="ce4"/>
          <table:table-cell table:style-name="ce4"/>
          <table:table-cell table:style-name="ce39" table:formula="of:=IF([.E15]=&quot;&quot;;[.C15];CONCATENATE([.C15];&quot; / &quot;;[.E15]))" office:value-type="string" office:string-value=":in-mid / app=perfect-piano / 演奏、play / id-2020-0921-1 / category=melody,inst=~,for=~">
            <text:p>:in-mid / app=perfect-piano / 演奏、play / id-2020-0921-1 / category=melody,inst=~,for=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19]=&quot;&quot;;[.C19];CONCATENATE([.C19];&quot; / &quot;;[.E1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8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2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09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1:5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21T11:58:23.39</dc:date>
    <dc:creator>iwabuchi ken</dc:creator>
    <meta:editing-duration>P25DT17H35M24S</meta:editing-duration>
    <meta:editing-cycles>9732</meta:editing-cycles>
    <meta:document-statistic meta:table-count="1" meta:cell-count="451" meta:object-count="0"/>
  </office:meta>
</office:document-meta>
</file>